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stParagraph" style:master-page-name="MP0" style:list-style-name="LFO1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Normal" style:family="paragraph">
      <style:paragraph-properties fo:margin-left="0.25in">
        <style:tab-stops/>
      </style:paragraph-properties>
    </style:style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Normal" style:family="paragraph">
      <style:text-properties fo:language="en" fo:country="US"/>
    </style:style>
    <style:style style:name="P9" style:parent-style-name="ListParagraph" style:family="paragraph">
      <style:text-properties fo:language="en" fo:country="US"/>
    </style:style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ListParagraph" style:list-style-name="LFO1" style:family="paragraph"/>
  </office:automatic-styles>
  <office:body>
    <office:text text:use-soft-page-breaks="true">
      <text:list text:style-name="LFO1" text:continue-numbering="true">
        <text:list-item>
          <text:p text:style-name="P1">TEST1<text:line-break/>TEST1b</text:p>
        </text:list-item>
        <text:list-item>
          <text:p text:style-name="P2">TEST2</text:p>
        </text:list-item>
        <text:list-item>
          <text:p text:style-name="P3">TEST3</text:p>
        </text:list-item>
      </text:list>
      <text:p text:style-name="P4">Some Text1</text:p>
      <text:list text:style-name="LFO1" text:continue-numbering="true">
        <text:list-item>
          <text:p text:style-name="P5">TEST1<text:line-break/>TEST1b</text:p>
        </text:list-item>
        <text:list-item>
          <text:p text:style-name="P6">TEST2</text:p>
        </text:list-item>
        <text:list-item>
          <text:p text:style-name="P7">TEST3</text:p>
        </text:list-item>
      </text:list>
      <text:p text:style-name="P8">Some Text2</text:p>
      <text:p text:style-name="P9">Still in some List?</text:p>
      <text:list text:style-name="LFO1" text:continue-numbering="true">
        <text:list-item>
          <text:p text:style-name="P10">TEST1<text:line-break/>TEST1b</text:p>
        </text:list-item>
        <text:list-item>
          <text:p text:style-name="P11">TEST2</text:p>
        </text:list-item>
        <text:list-item>
          <text:p text:style-name="P12">TEST3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vante Schubert</meta:initial-creator>
    <dc:creator>Svante Schubert</dc:creator>
    <meta:creation-date>2013-01-18T19:07:00Z</meta:creation-date>
    <dc:date>2013-01-18T19:07:00Z</dc:date>
    <meta:template xlink:href="Normal.dotm" xlink:type="simple"/>
    <meta:editing-cycles>2</meta:editing-cycles>
    <meta:editing-duration>PT0S</meta:editing-duration>
    <meta:document-statistic meta:page-count="1" meta:paragraph-count="1" meta:word-count="16" meta:character-count="117" meta:row-count="1" meta:non-whitespace-character-count="102"/>
  </office:meta>
</office:document-meta>
</file>